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Безинтервала" style:family="paragraph">
      <style:text-properties style:font-name="Times New Roman" fo:font-size="10pt" style:font-size-asian="10pt" style:font-size-complex="10pt"/>
    </style:style>
    <style:style style:name="P3" style:parent-style-name="Безинтервала" style:family="paragraph">
      <style:text-properties style:font-name="Times New Roman" fo:font-size="10pt" style:font-size-asian="10pt" style:font-size-complex="10pt"/>
    </style:style>
    <style:style style:name="P4" style:parent-style-name="Безинтервала" style:family="paragraph">
      <style:text-properties style:font-name="Times New Roman" fo:font-size="10pt" style:font-size-asian="10pt" style:font-size-complex="10pt"/>
    </style:style>
    <style:style style:name="P5" style:parent-style-name="Безинтервала" style:family="paragraph">
      <style:text-properties style:font-name="Times New Roman" fo:font-size="10pt" style:font-size-asian="10pt" style:font-size-complex="10pt"/>
    </style:style>
    <style:style style:name="P6" style:parent-style-name="Безинтервала" style:family="paragraph">
      <style:text-properties style:font-name="Times New Roman" fo:font-size="10pt" style:font-size-asian="10pt" style:font-size-complex="10pt"/>
    </style:style>
    <style:style style:name="P7" style:parent-style-name="Безинтервала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P27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2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4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42" style:parent-style-name="Обычный" style:family="paragraph">
      <style:paragraph-properties fo:margin-bottom="0in"/>
      <style:text-properties style:font-name="Times New Roman" fo:font-size="10pt" style:font-size-asian="10pt" style:font-size-complex="10pt" fo:language="en" fo:country="US"/>
    </style:style>
    <style:style style:name="P43" style:parent-style-name="Обычный" style:family="paragraph">
      <style:paragraph-properties fo:text-align="center" fo:margin-bottom="0in"/>
      <style:text-properties style:font-name="Times New Roman" fo:font-weight="bold" style:font-weight-asian="bold" fo:font-size="10pt" style:font-size-asian="10pt" style:font-size-complex="10pt"/>
    </style:style>
    <style:style style:name="P44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olumn46" style:family="table-column">
      <style:table-column-properties style:column-width="0.8687in"/>
    </style:style>
    <style:style style:name="TableColumn47" style:family="table-column">
      <style:table-column-properties style:column-width="3.5465in"/>
    </style:style>
    <style:style style:name="TableColumn48" style:family="table-column">
      <style:table-column-properties style:column-width="1.1756in"/>
    </style:style>
    <style:style style:name="TableColumn49" style:family="table-column">
      <style:table-column-properties style:column-width="0.8986in"/>
    </style:style>
    <style:style style:name="Table45" style:family="table">
      <style:table-properties style:width="6.4895in" style:rel-width="100%" fo:margin-left="0in" table:align="left"/>
    </style:style>
    <style:style style:name="TableRow50" style:family="table-row">
      <style:table-row-properties style:min-row-height="0.2013in"/>
    </style:style>
    <style:style style:name="TableCell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2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5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5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5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Row59" style:family="table-row">
      <style:table-row-properties style:min-row-height="0.2013i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Row68" style:family="table-row">
      <style:table-row-properties style:min-row-height="0.2013in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ell7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74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6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Row77" style:family="table-row">
      <style:table-row-properties style:min-row-height="0.2013in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8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ell8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84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85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Row86" style:family="table-row">
      <style:table-row-properties style:min-row-height="0.2013in"/>
    </style:style>
    <style:style style:name="TableCell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8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ell9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2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93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94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Row95" style:family="table-row">
      <style:table-row-properties style:min-row-height="0.2013in"/>
    </style:style>
    <style:style style:name="TableCell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TableCell10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TableCell102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03" style:parent-style-name="Обычный" style:family="paragraph">
      <style:paragraph-properties fo:text-align="center" fo:margin-bottom="0in"/>
      <style:text-properties style:font-name="Times New Roman" fo:font-size="10pt" style:font-size-asian="10pt" style:font-size-complex="10pt"/>
    </style:style>
    <style:style style:name="P104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P105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6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7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8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  <style:style style:name="P109" style:parent-style-name="Безинтервала" style:family="paragraph">
      <style:paragraph-properties>
        <style:tab-stops>
          <style:tab-stop style:type="left" style:position="0in"/>
          <style:tab-stop style:type="right" style:position="6.4965in"/>
        </style:tab-stops>
      </style:paragraph-properties>
    </style:style>
    <style:style style:name="T110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1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1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1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1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115" style:parent-style-name="Безинтервала" style:family="paragraph">
      <style:paragraph-properties>
        <style:tab-stops>
          <style:tab-stop style:type="right" style:position="6.4965in"/>
        </style:tab-stops>
      </style:paragraph-properties>
    </style:style>
    <style:style style:name="T11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1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1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120" style:parent-style-name="Обычный" style:family="paragraph">
      <style:paragraph-properties fo:margin-bottom="0in"/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Сервис плюс</text:p>
      <text:p text:style-name="P2"/>
      <text:p text:style-name="P3">{% load crm_tags %}г. Серпухов, ул. Советская д.78а, офис 3</text:p>
      <text:p text:style-name="P4">Тел.: 8 (916) 259-69-24</text:p>
      <text:p text:style-name="P5">Режим работы: пн-пт с 9:00-20:00 часов, сб-вс с 10:00-16:00 часов</text:p>
      <text:p text:style-name="P6"/>
      <text:p text:style-name="P7"><text:span text:style-name="T8">Квитанция № {{<text:s/></text:span><text:span text:style-name="T9">object</text:span><text:span text:style-name="T10">.</text:span><text:span text:style-name="T11">pk</text:span><text:span text:style-name="T12"><text:s/>}} от {{<text:s/></text:span><text:span text:style-name="T13">object</text:span><text:span text:style-name="T14">.</text:span><text:span text:style-name="T15">close</text:span><text:span text:style-name="T16">_</text:span><text:span text:style-name="T17">date</text:span><text:span text:style-name="T18">|</text:span><text:span text:style-name="T19">date</text:span><text:span text:style-name="T20">:'</text:span><text:span text:style-name="T21">d</text:span><text:span text:style-name="T22"><text:s/></text:span><text:span text:style-name="T23">E</text:span><text:span text:style-name="T24"><text:s/></text:span><text:span text:style-name="T25">Y</text:span><text:span text:style-name="T26">' }}</text:span></text:p>
      <text:p text:style-name="P27"/>
      <text:p text:style-name="Безинтервала"><text:span text:style-name="T28">Клиент</text:span><text:span text:style-name="T29">:</text:span><text:span text:style-name="T30"><text:s/>{{ object.client_name }}, {{ object.client_phone }}</text:span></text:p>
      <text:p text:style-name="Безинтервала"><text:span text:style-name="T31">Устройство</text:span><text:span text:style-name="T32">:</text:span><text:span text:style-name="T33"><text:s/>{{ object.brand</text:span><text:bookmark-start text:name="_Hlk523244458"/><text:span text:style-name="T34">|default:</text:span><text:span text:style-name="T35">''</text:span><text:bookmark-end text:name="_Hlk523244458"/><text:span text:style-name="T36"><text:s/>}} {{ object.model</text:span><text:span text:style-name="T37">|default:''</text:span><text:span text:style-name="T38"><text:s/>}}</text:span></text:p>
      <text:p text:style-name="Безинтервала"><text:span text:style-name="T39">Предоплата</text:span><text:span text:style-name="T40">:</text:span><text:span text:style-name="T41"><text:s/>{{ object.gain|price }}</text:span></text:p>
      <text:p text:style-name="P42"/>
      <text:p text:style-name="P43">Список з/частей и выполненных работ</text:p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№</text:p>
          </table:table-cell>
          <table:table-cell table:style-name="TableCell53">
            <text:p text:style-name="P54">Наименование</text:p>
          </table:table-cell>
          <table:table-cell table:style-name="TableCell55">
            <text:p text:style-name="P56">Сумма, руб.</text:p>
          </table:table-cell>
          <table:table-cell table:style-name="TableCell57">
            <text:p text:style-name="P58">Гарантия</text:p>
          </table:table-cell>
        </table:table-row>
        <table:table-row table:style-name="TableRow59">
          <table:table-cell table:style-name="TableCell60">
            <text:p text:style-name="P61">{{ forloop.counter }}</text:p>
          </table:table-cell>
          <table:table-cell table:style-name="TableCell62">
            <text:p text:style-name="P63">{{ item.title }}<text:s/></text:p>
          </table:table-cell>
          <table:table-cell table:style-name="TableCell64">
            <text:p text:style-name="P65">{{ item.price }}</text:p>
          </table:table-cell>
          <table:table-cell table:style-name="TableCell66">
            <text:p text:style-name="P67">{{ item.guarantee }}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Общая стоимость з/ч и работ:</text:p>
          </table:table-cell>
          <table:table-cell table:style-name="TableCell82">
            <text:p text:style-name="P83">{{ object.total_sum|price }}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>Предоплата:</text:p>
          </table:table-cell>
          <table:table-cell table:style-name="TableCell91">
            <text:p text:style-name="P92">{{ object.gain|price }}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Итого к оплате:</text:p>
          </table:table-cell>
          <table:table-cell table:style-name="TableCell100">
            <text:p text:style-name="P101">{{<text:s/>object.debt|price }}</text:p>
          </table:table-cell>
          <table:table-cell table:style-name="TableCell102">
            <text:p text:style-name="P103"/>
          </table:table-cell>
        </table:table-row>
      </table:table>
      <text:p text:style-name="P104"/>
      <text:list text:style-name="LFO1" text:continue-numbering="true">
        <text:list-item>
          <text:p text:style-name="P105">Гарантийный срок на выполненные работы и установленные запасные части указан в<text:s/>данной квитанции.<text:s/></text:p>
        </text:list-item>
        <text:list-item>
          <text:p text:style-name="P106">Гарантийный срок начинает исчисляться с даты получения устройства из ремонта и подписания данной квитанции.</text:p>
        </text:list-item>
        <text:list-item>
          <text:p text:style-name="P107">Гарантия<text:s/>распространяется ТОЛЬКО на выполненные работы и замененные запчасти. Гарантия не распространяется на аппараты, которые подвергались воздействию жидкости или механическому воздействию (удар, падение), а также в случае<text:s/>ремонта сторонними<text:s/>ремонтными организациями.</text:p>
        </text:list-item>
      </text:list>
      <text:p text:style-name="P108"/>
      <text:p text:style-name="P109"><text:span text:style-name="T110">Мастер</text:span><text:span text:style-name="T111">: __________ {{ object.master.get_full_name }}</text:span><text:span text:style-name="T112"><text:tab/></text:span><text:span text:style-name="T113">Заказчик</text:span><text:span text:style-name="T114">: __________ {{ object.client_name }}</text:span></text:p>
      <text:p text:style-name="P115"><text:span text:style-name="T116"><text:tab/></text:span><text:span text:style-name="T117">с условиями<text:s/></text:span><text:span text:style-name="T118">гарантии</text:span><text:span text:style-name="T119"><text:s/>ознакомлен и согласен</text:span></text:p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i</meta:initial-creator>
    <dc:creator>mini</dc:creator>
    <meta:creation-date>2017-05-25T13:01:00Z</meta:creation-date>
    <dc:date>2018-08-28T15:32:00Z</dc:date>
    <meta:template xlink:href="Normal.dotm" xlink:type="simple"/>
    <meta:editing-cycles>4</meta:editing-cycles>
    <meta:editing-duration>PT1200S</meta:editing-duration>
    <meta:document-statistic meta:page-count="1" meta:paragraph-count="2" meta:word-count="197" meta:character-count="1324" meta:row-count="9" meta:non-whitespace-character-count="1129"/>
  </office:meta>
</office:document-meta>
</file>